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exend" svg:font-family="Lexen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b671f" officeooo:paragraph-rsid="001b671f" style:font-size-asian="12pt" style:font-weight-asian="bold" style:font-size-complex="12pt" style:font-weight-complex="bold"/>
    </style:style>
    <style:style style:name="P2" style:family="paragraph" style:parent-style-name="Heading_20_3">
      <style:paragraph-properties fo:margin-left="0cm" fo:margin-right="0cm" fo:line-height="12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P3" style:family="paragraph" style:parent-style-name="Standard">
      <style:text-properties officeooo:rsid="001ae931" officeooo:paragraph-rsid="001ae93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ae931" officeooo:paragraph-rsid="001ae931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2pt" fo:font-weight="bold" officeooo:rsid="001b671f" officeooo:paragraph-rsid="001b671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b671f" officeooo:paragraph-rsid="001b671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color="#000000" loext:opacity="100%" style:font-name="Times New Roman" fo:font-size="12pt" fo:font-weight="bold" officeooo:rsid="001b671f" officeooo:paragraph-rsid="001b671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bold" officeooo:rsid="001b671f" officeooo:paragraph-rsid="001b671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b671f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1b671f"/>
    </style:style>
    <style:style style:name="T2" style:family="text">
      <style:text-properties fo:font-variant="normal" fo:text-transform="none" fo:color="#171717" loext:opacity="100%" style:font-name="Lexend" fo:font-size="13.5pt" fo:letter-spacing="normal" fo:font-style="normal" fo:font-weight="normal"/>
    </style:style>
    <style:style style:name="T3" style:family="text">
      <style:text-properties fo:font-variant="normal" fo:text-transform="none" fo:color="#171717" loext:opacity="100%" style:font-name="Lexend" fo:font-size="13.5pt" fo:letter-spacing="normal" fo:font-style="normal" fo:font-weight="normal" officeooo:rsid="001b671f" style:font-weight-asian="bold" style:font-weight-complex="bold"/>
    </style:style>
    <style:style style:name="T4" style:family="text">
      <style:text-properties fo:font-variant="normal" fo:text-transform="none" fo:color="#4d4c4c" loext:opacity="100%" style:font-name="system-ui" fo:font-size="13.5pt" fo:letter-spacing="normal" fo:font-style="normal" fo:font-weight="normal"/>
    </style:style>
    <style:style style:name="T5" style:family="text">
      <style:text-properties fo:font-variant="normal" fo:text-transform="none" style:font-name="Lexend" fo:font-size="13.5pt" fo:letter-spacing="normal" fo:font-style="normal" fo:font-weight="normal" officeooo:rsid="001b671f" style:font-weight-asian="bold" style:font-weight-complex="bold"/>
    </style:style>
    <style:style style:name="T6" style:family="text">
      <style:text-properties fo:font-variant="normal" fo:text-transform="none" style:font-name="system-ui" fo:font-size="13.5pt" fo:letter-spacing="normal" fo:font-style="normal" fo:font-weight="normal"/>
    </style:style>
    <style:style style:name="T7" style:family="text">
      <style:text-properties fo:font-variant="normal" fo:text-transform="none" fo:font-size="13.5pt" fo:letter-spacing="normal" fo:font-style="normal" fo:font-weight="normal"/>
    </style:style>
    <style:style style:name="T8" style:family="text">
      <style:text-properties fo:font-variant="normal" fo:text-transform="none" fo:font-size="13.5pt" fo:letter-spacing="normal" fo:font-style="normal" fo:font-weight="normal" officeooo:rsid="001b671f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1b671f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officeooo:rsid="001b671f" style:font-weight-asian="bold" style:font-weight-complex="bold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ESCOLA ESTADUAL ALBERTO VICENTE PEREIRA</text:p>
      <text:p text:style-name="P4"/>
      <text:p text:style-name="P4"/>
      <text:p text:style-name="P4"/>
      <text:p text:style-name="P4"/>
      <text:p text:style-name="P4">SABRINA SILVA SOARES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INCIPAIS TIPOS DE RED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ivisópolis-MG</text:p>
      <text:p text:style-name="P4">2024</text:p>
      <text:p text:style-name="P5">INTRODUÇÃO</text:p>
      <text:p text:style-name="P6"/>
      <text:p text:style-name="P9"><text:span text:style-name="T10">No contexto da informática, uma rede consiste em diversos processadores que estão interligados e compartilham recursos entre si. Antes, essas redes existiam principalmente dentro de escritórios (rede local), mas com o passar do tempo a necessidade de trocar informações entre esses módulos de processamento aumentou, dando vez a diversos outros tipos de rede.</text:span><text:span text:style-name="T12"> </text:span><text:span text:style-name="T9">A rede de computadores quebra barreiras geográficas e possibilita que informações sejam compartilhadas entre pessoas e empresas do mundo inteiro, disponibilizando informação local ou globalmente, e são úteis para a prestação de diversos serviços essenciais.</text:span></text:p>
      <text:p text:style-name="P11">Aplicações como enviar e receber email<text:span text:style-name="T1">s</text:span>, assistir vídeo pela TV, ou receber áudio pelo celular e outros serviços que envolvem a transmissão de dados só são possíveis através de uma rede. </text:p>
      <text:p text:style-name="P6"/>
      <text:p text:style-name="P7">OS PRINCIPAIS TIPOS</text:p>
      <text:p text:style-name="P8"/>
      <text:h text:style-name="P1" text:outline-level="3">LAN</text:h>
      <text:p text:style-name="P10"><text:span text:style-name="T11">Esse é o formato com o qual estamos mais habituados. A</text:span> LAN <text:span text:style-name="T11">(</text:span><text:span text:style-name="T14">Local Area Networks</text:span><text:span text:style-name="T11">) é uma </text:span>rede local<text:span text:style-name="T11">, ou seja, de curta distância. Ela conecta dispositivos próximos, reunidos em um mesmo ambiente, por exemplo, o escritório de uma PME ou uma residência.</text:span></text:p>
      <text:h text:style-name="P2" text:outline-level="3">CAN</text:h>
      <text:p text:style-name="P10"><text:span text:style-name="T11">A </text:span>CAN <text:span text:style-name="T11">(</text:span><text:span text:style-name="T14">Campus Area Network</text:span><text:span text:style-name="T11">) – ou seja, uma </text:span>rede de campus – <text:span text:style-name="T11">possui um propósito bastante parecido com a LAN. Contudo, ela já possui um alcance maior.Sua utilidade é permitir a conexão entre redes de um mesmo complexo ou condomínio, como universidades, hospitais e centros comerciais.</text:span></text:p>
      <text:h text:style-name="P2" text:outline-level="3">MAN</text:h>
      <text:p text:style-name="P10"><text:span text:style-name="T11">Para conectar as redes locais dentro de distâncias maiores, você pode utilizar a </text:span>MAN <text:span text:style-name="T11">(</text:span><text:span text:style-name="T14">Metropolitan Area Network</text:span><text:span text:style-name="T11">), que significa </text:span>rede metropolitana<text:span text:style-name="T11">. Ela pode ser utilizada para estabelecer uma conexão entre escritório que estão em um mesmo município ou cidades vizinhas, cobrindo algumas dezenas de quilômetros.</text:span></text:p>
      <text:h text:style-name="P2" text:outline-level="3">WAN</text:h>
      <text:p text:style-name="P10"><text:span text:style-name="T11">A </text:span>WAN <text:span text:style-name="T11">(</text:span><text:span text:style-name="T14">Wide Area Network</text:span><text:span text:style-name="T11">) é uma </text:span>rede de longa distância<text:span text:style-name="T11">. Sua cobertura é bastante superior à das redes LAN e MAN. Com ela é possível conectar equipamentos em diferentes localidades, de países até continentes.</text:span></text:p>
      <text:h text:style-name="P2" text:outline-level="3">RAN</text:h>
      <text:p text:style-name="P10">RAN <text:span text:style-name="T11">é a sigla para </text:span><text:span text:style-name="T14">Regional Area Network</text:span><text:span text:style-name="T11">, em português, </text:span>rede de área regional<text:span text:style-name="T11">.Conta com alcance maior que as redes do tipo LAN e MAN, porém menor que as WAN. A conexão de alta velocidade, através de fibra ótica, é uma de suas principais características.</text:span></text:p>
      <text:h text:style-name="P2" text:outline-level="3">PAN</text:h>
      <text:p text:style-name="P10"><text:span text:style-name="T11">A rede </text:span>PAN <text:span text:style-name="T11">(</text:span><text:span text:style-name="T14">Personal Area Network</text:span><text:span text:style-name="T11">), que significa </text:span>rede de área pessoal<text:span text:style-name="T11">, é a com maior limitação de alcance. Ela conecta apenas aparelhos que estão a uma distância curtíssima, um exemplo desse tipo de rede é o </text:span><text:span text:style-name="T13">Bluetooth</text:span><text:span text:style-name="T11">.</text:span></text:p>
      <text:h text:style-name="P2" text:outline-level="3">SAN</text:h>
      <text:p text:style-name="P10"><text:span text:style-name="T11">Já a rede </text:span>SAN <text:span text:style-name="T11">(</text:span><text:span text:style-name="T14">Storage Area Network</text:span><text:span text:style-name="T11">), em tradução livre, </text:span>rede de área para armazenamento<text:span text:style-name="T11">, tem apenas uma função.Portanto, ela é a responsável por armazenar dados da rede e fazer a comunicação entre um servidor e os demais dispositivos.</text:span></text:p>
      <text:h text:style-name="P2" text:outline-level="3"><text:soft-page-break/>VLAN</text:h>
      <text:p text:style-name="P10"><text:span text:style-name="T11">A </text:span>versão virtual da rede LAN<text:span text:style-name="T11">, a </text:span>VLAN <text:span text:style-name="T11">(</text:span><text:span text:style-name="T14">Virtual LAN</text:span><text:span text:style-name="T11">), reúne diversas máquinas de forma lógica e não física.Sendo assim, ela é capaz de dividir uma LAN física, em diversas redes virtuai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exend" svg:font-family="Lexen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6T20:04:42.938000000</meta:creation-date>
    <dc:date>2024-04-26T20:32:05.920000000</dc:date>
    <meta:editing-duration>PT6M52S</meta:editing-duration>
    <meta:editing-cycles>1</meta:editing-cycles>
    <meta:document-statistic meta:table-count="0" meta:image-count="0" meta:object-count="0" meta:page-count="4" meta:paragraph-count="25" meta:word-count="467" meta:character-count="2901" meta:non-whitespace-character-count="2455"/>
    <meta:generator>LibreOffice/7.2.3.2$Windows_X86_64 LibreOffice_project/d166454616c1632304285822f9c83ce2e660fd92</meta:generator>
  </office:meta>
</office:document-meta>
</file>